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cm" draw:fill-image-height="0cm"/>
      <style:paragraph-properties fo:line-height="100%" fo:text-align="end" style:justify-single-word="false" style:page-number="auto" style:shadow="none"/>
      <style:text-properties style:font-name="Calibri" officeooo:rsid="0018d9e9" officeooo:paragraph-rsid="0018d9e9"/>
    </style:style>
    <style:style style:name="P2" style:family="paragraph" style:parent-style-name="Standard">
      <loext:graphic-properties draw:fill-image-width="0cm" draw:fill-image-height="0cm"/>
      <style:paragraph-properties fo:line-height="100%" fo:text-align="end" style:justify-single-word="false" style:shadow="none"/>
      <style:text-properties style:font-name="Calibri" officeooo:rsid="0018d9e9" officeooo:paragraph-rsid="0018d9e9"/>
    </style:style>
    <style:style style:name="P3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fo:font-weight="bold" officeooo:rsid="0018d9e9" officeooo:paragraph-rsid="00e3be5f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a82e0b" officeooo:paragraph-rsid="0018d9e9" style:font-weight-asian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08f52" officeooo:paragraph-rsid="00e08f52" style:font-weight-asian="bold" style:font-weight-complex="bold"/>
    </style:style>
    <style:style style:name="P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e4df02" style:font-weight-asian="bold" style:font-weight-complex="bold"/>
    </style:style>
    <style:style style:name="P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0291f" style:font-weight-asian="bold" style:font-weight-complex="bold"/>
    </style:style>
    <style:style style:name="P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6f1c8" style:font-weight-asian="bold" style:font-weight-complex="bold"/>
    </style:style>
    <style:style style:name="P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a5793" style:font-weight-asian="bold" style:font-weight-complex="bold"/>
    </style:style>
    <style:style style:name="P1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ba48d" style:font-weight-asian="bold" style:font-weight-complex="bold"/>
    </style:style>
    <style:style style:name="P1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cfbbc" style:font-weight-asian="bold" style:font-weight-complex="bold"/>
    </style:style>
    <style:style style:name="P1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eb120" style:font-weight-asian="bold" style:font-weight-complex="bold"/>
    </style:style>
    <style:style style:name="P1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0c581" style:font-weight-asian="bold" style:font-weight-complex="bold"/>
    </style:style>
    <style:style style:name="P1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1629f" style:font-weight-asian="bold" style:font-weight-complex="bold"/>
    </style:style>
    <style:style style:name="P1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29db1" style:font-weight-asian="bold" style:font-weight-complex="bold"/>
    </style:style>
    <style:style style:name="P1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3fead" style:font-weight-asian="bold" style:font-weight-complex="bold"/>
    </style:style>
    <style:style style:name="P1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5bc38" style:font-weight-asian="bold" style:font-weight-complex="bold"/>
    </style:style>
    <style:style style:name="P1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77704" style:font-weight-asian="bold" style:font-weight-complex="bold"/>
    </style:style>
    <style:style style:name="P1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a0a86" style:font-weight-asian="bold" style:font-weight-complex="bold"/>
    </style:style>
    <style:style style:name="P2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b42e6" style:font-weight-asian="bold" style:font-weight-complex="bold"/>
    </style:style>
    <style:style style:name="P2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bf09c" style:font-weight-asian="bold" style:font-weight-complex="bold"/>
    </style:style>
    <style:style style:name="P2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ee1a8" style:font-weight-asian="bold" style:font-weight-complex="bold"/>
    </style:style>
    <style:style style:name="P2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04ad0" style:font-weight-asian="bold" style:font-weight-complex="bold"/>
    </style:style>
    <style:style style:name="P2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1f05c" style:font-weight-asian="bold" style:font-weight-complex="bold"/>
    </style:style>
    <style:style style:name="P2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328da" style:font-weight-asian="bold" style:font-weight-complex="bold"/>
    </style:style>
    <style:style style:name="P2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5ebba" style:font-weight-asian="bold" style:font-weight-complex="bold"/>
    </style:style>
    <style:style style:name="P2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65893" style:font-weight-asian="bold" style:font-weight-complex="bold"/>
    </style:style>
    <style:style style:name="P2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7b6cb" style:font-weight-asian="bold" style:font-weight-complex="bold"/>
    </style:style>
    <style:style style:name="P2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9d7e3" style:font-weight-asian="bold" style:font-weight-complex="bold"/>
    </style:style>
    <style:style style:name="P3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da1bb" style:font-weight-asian="bold" style:font-weight-complex="bold"/>
    </style:style>
    <style:style style:name="P3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f03e0" style:font-weight-asian="bold" style:font-weight-complex="bold"/>
    </style:style>
    <style:style style:name="P3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fec77" style:font-weight-asian="bold" style:font-weight-complex="bold"/>
    </style:style>
    <style:style style:name="P3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214ed2" style:font-weight-asian="bold" style:font-weight-complex="bold"/>
    </style:style>
    <style:style style:name="P3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e88b19" style:font-weight-asian="bold" style:font-weight-complex="bold"/>
    </style:style>
    <style:style style:name="P3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1e920" style:font-weight-asian="bold" style:font-weight-complex="bold"/>
    </style:style>
    <style:style style:name="P3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7113e" style:font-weight-asian="bold" style:font-weight-complex="bold"/>
    </style:style>
    <style:style style:name="P3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bc7e9" style:font-weight-asian="bold" style:font-weight-complex="bold"/>
    </style:style>
    <style:style style:name="P3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cfbbc" style:font-weight-asian="bold" style:font-weight-complex="bold"/>
    </style:style>
    <style:style style:name="P3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0c581" style:font-weight-asian="bold" style:font-weight-complex="bold"/>
    </style:style>
    <style:style style:name="P4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1629f" style:font-weight-asian="bold" style:font-weight-complex="bold"/>
    </style:style>
    <style:style style:name="P4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3fead" style:font-weight-asian="bold" style:font-weight-complex="bold"/>
    </style:style>
    <style:style style:name="P4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5bc38" style:font-weight-asian="bold" style:font-weight-complex="bold"/>
    </style:style>
    <style:style style:name="P4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b42e6" style:font-weight-asian="bold" style:font-weight-complex="bold"/>
    </style:style>
    <style:style style:name="P4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ee1a8" style:font-weight-asian="bold" style:font-weight-complex="bold"/>
    </style:style>
    <style:style style:name="P4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1f05c" style:font-weight-asian="bold" style:font-weight-complex="bold"/>
    </style:style>
    <style:style style:name="P4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328da" style:font-weight-asian="bold" style:font-weight-complex="bold"/>
    </style:style>
    <style:style style:name="P4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65893" style:font-weight-asian="bold" style:font-weight-complex="bold"/>
    </style:style>
    <style:style style:name="P4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7b6cb" style:font-weight-asian="bold" style:font-weight-complex="bold"/>
    </style:style>
    <style:style style:name="P4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da1bb" style:font-weight-asian="bold" style:font-weight-complex="bold"/>
    </style:style>
    <style:style style:name="P5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fec77" style:font-weight-asian="bold" style:font-weight-complex="bold"/>
    </style:style>
    <style:style style:name="P5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214ed2" style:font-weight-asian="bold" style:font-weight-complex="bold"/>
    </style:style>
    <style:style style:name="P5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e88b19" style:font-weight-asian="bold" style:font-weight-complex="bold"/>
    </style:style>
    <style:style style:name="P5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eb57e1" style:font-weight-asian="bold" style:font-weight-complex="bold"/>
    </style:style>
    <style:style style:name="P5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f27b87" style:font-weight-asian="bold" style:font-weight-complex="bold"/>
    </style:style>
    <style:style style:name="P5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f7113e" style:font-weight-asian="bold" style:font-weight-complex="bold"/>
    </style:style>
    <style:style style:name="P5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fcfbbc" style:font-weight-asian="bold" style:font-weight-complex="bold"/>
    </style:style>
    <style:style style:name="P5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0c581" style:font-weight-asian="bold" style:font-weight-complex="bold"/>
    </style:style>
    <style:style style:name="P5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1629f" style:font-weight-asian="bold" style:font-weight-complex="bold"/>
    </style:style>
    <style:style style:name="P5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3fead" style:font-weight-asian="bold" style:font-weight-complex="bold"/>
    </style:style>
    <style:style style:name="P6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5bc38" style:font-weight-asian="bold" style:font-weight-complex="bold"/>
    </style:style>
    <style:style style:name="P6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b42e6" style:font-weight-asian="bold" style:font-weight-complex="bold"/>
    </style:style>
    <style:style style:name="P6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ee1a8" style:font-weight-asian="bold" style:font-weight-complex="bold"/>
    </style:style>
    <style:style style:name="P6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1f05c" style:font-weight-asian="bold" style:font-weight-complex="bold"/>
    </style:style>
    <style:style style:name="P6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2707e" style:font-weight-asian="bold" style:font-weight-complex="bold"/>
    </style:style>
    <style:style style:name="P6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328da" style:font-weight-asian="bold" style:font-weight-complex="bold"/>
    </style:style>
    <style:style style:name="P6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7b6cb" style:font-weight-asian="bold" style:font-weight-complex="bold"/>
    </style:style>
    <style:style style:name="P6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9b52a" style:font-weight-asian="bold" style:font-weight-complex="bold"/>
    </style:style>
    <style:style style:name="P6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da1bb" style:font-weight-asian="bold" style:font-weight-complex="bold"/>
    </style:style>
    <style:style style:name="P6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fec77" style:font-weight-asian="bold" style:font-weight-complex="bold"/>
    </style:style>
    <style:style style:name="P7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214ed2" style:font-weight-asian="bold" style:font-weight-complex="bold"/>
    </style:style>
    <style:style style:name="P7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ea986e" style:font-weight-asian="bold" style:font-weight-complex="bold"/>
    </style:style>
    <style:style style:name="P7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27b87" style:font-weight-asian="bold" style:font-weight-complex="bold"/>
    </style:style>
    <style:style style:name="P7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7113e" style:font-weight-asian="bold" style:font-weight-complex="bold"/>
    </style:style>
    <style:style style:name="P7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a5793" style:font-weight-asian="bold" style:font-weight-complex="bold"/>
    </style:style>
    <style:style style:name="P7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cfbbc" style:font-weight-asian="bold" style:font-weight-complex="bold"/>
    </style:style>
    <style:style style:name="P7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eb120" style:font-weight-asian="bold" style:font-weight-complex="bold"/>
    </style:style>
    <style:style style:name="P7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0c581" style:font-weight-asian="bold" style:font-weight-complex="bold"/>
    </style:style>
    <style:style style:name="P7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29db1" style:font-weight-asian="bold" style:font-weight-complex="bold"/>
    </style:style>
    <style:style style:name="P7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3fead" style:font-weight-asian="bold" style:font-weight-complex="bold"/>
    </style:style>
    <style:style style:name="P8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5bc38" style:font-weight-asian="bold" style:font-weight-complex="bold"/>
    </style:style>
    <style:style style:name="P8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77704" style:font-weight-asian="bold" style:font-weight-complex="bold"/>
    </style:style>
    <style:style style:name="P8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b42e6" style:font-weight-asian="bold" style:font-weight-complex="bold"/>
    </style:style>
    <style:style style:name="P8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bf09c" style:font-weight-asian="bold" style:font-weight-complex="bold"/>
    </style:style>
    <style:style style:name="P8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ee1a8" style:font-weight-asian="bold" style:font-weight-complex="bold"/>
    </style:style>
    <style:style style:name="P8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04ad0" style:font-weight-asian="bold" style:font-weight-complex="bold"/>
    </style:style>
    <style:style style:name="P8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2707e" style:font-weight-asian="bold" style:font-weight-complex="bold"/>
    </style:style>
    <style:style style:name="P8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328da" style:font-weight-asian="bold" style:font-weight-complex="bold"/>
    </style:style>
    <style:style style:name="P8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5ebba" style:font-weight-asian="bold" style:font-weight-complex="bold"/>
    </style:style>
    <style:style style:name="P8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7b6cb" style:font-weight-asian="bold" style:font-weight-complex="bold"/>
    </style:style>
    <style:style style:name="P9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9b52a" style:font-weight-asian="bold" style:font-weight-complex="bold"/>
    </style:style>
    <style:style style:name="P9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9d7e3" style:font-weight-asian="bold" style:font-weight-complex="bold"/>
    </style:style>
    <style:style style:name="P9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da1bb" style:font-weight-asian="bold" style:font-weight-complex="bold"/>
    </style:style>
    <style:style style:name="P9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f03e0" style:font-weight-asian="bold" style:font-weight-complex="bold"/>
    </style:style>
    <style:style style:name="P9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214ed2" style:font-weight-asian="bold" style:font-weight-complex="bold"/>
    </style:style>
    <style:style style:name="P9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0e4df02" style:font-weight-asian="bold" style:font-weight-complex="bold"/>
    </style:style>
    <style:style style:name="P9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0fa5793" style:font-weight-asian="bold" style:font-weight-complex="bold"/>
    </style:style>
    <style:style style:name="P9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0feb120" style:font-weight-asian="bold" style:font-weight-complex="bold"/>
    </style:style>
    <style:style style:name="P9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029db1" style:font-weight-asian="bold" style:font-weight-complex="bold"/>
    </style:style>
    <style:style style:name="P9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077704" style:font-weight-asian="bold" style:font-weight-complex="bold"/>
    </style:style>
    <style:style style:name="P10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0bf09c" style:font-weight-asian="bold" style:font-weight-complex="bold"/>
    </style:style>
    <style:style style:name="P10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04ad0" style:font-weight-asian="bold" style:font-weight-complex="bold"/>
    </style:style>
    <style:style style:name="P10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5ebba" style:font-weight-asian="bold" style:font-weight-complex="bold"/>
    </style:style>
    <style:style style:name="P10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9d7e3" style:font-weight-asian="bold" style:font-weight-complex="bold"/>
    </style:style>
    <style:style style:name="P10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f03e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82e0b" style:font-weight-asian="normal" style:font-weight-complex="normal"/>
    </style:style>
    <style:style style:name="T3" style:family="text">
      <style:text-properties fo:font-weight="normal" officeooo:rsid="00e88b19" style:font-weight-asian="normal" style:font-weight-complex="normal"/>
    </style:style>
    <style:style style:name="T4" style:family="text">
      <style:text-properties fo:font-weight="normal" officeooo:rsid="00eb57e1" style:font-weight-asian="normal" style:font-weight-complex="normal"/>
    </style:style>
    <style:style style:name="T5" style:family="text">
      <style:text-properties fo:font-weight="normal" officeooo:rsid="00f0291f" style:font-weight-asian="normal" style:font-weight-complex="normal"/>
    </style:style>
    <style:style style:name="T6" style:family="text">
      <style:text-properties fo:font-weight="normal" officeooo:rsid="00f1e920" style:font-weight-asian="normal" style:font-weight-complex="normal"/>
    </style:style>
    <style:style style:name="T7" style:family="text">
      <style:text-properties fo:font-weight="normal" officeooo:rsid="00f27b87" style:font-weight-asian="normal" style:font-weight-complex="normal"/>
    </style:style>
    <style:style style:name="T8" style:family="text">
      <style:text-properties fo:font-weight="normal" officeooo:rsid="00f6f1c8" style:font-weight-asian="normal" style:font-weight-complex="normal"/>
    </style:style>
    <style:style style:name="T9" style:family="text">
      <style:text-properties fo:font-weight="normal" officeooo:rsid="00f7113e" style:font-weight-asian="normal" style:font-weight-complex="normal"/>
    </style:style>
    <style:style style:name="T10" style:family="text">
      <style:text-properties fo:font-weight="normal" officeooo:rsid="00fba48d" style:font-weight-asian="normal" style:font-weight-complex="normal"/>
    </style:style>
    <style:style style:name="T11" style:family="text">
      <style:text-properties fo:font-weight="normal" officeooo:rsid="00fbc7e9" style:font-weight-asian="normal" style:font-weight-complex="normal"/>
    </style:style>
    <style:style style:name="T12" style:family="text">
      <style:text-properties fo:font-weight="normal" officeooo:rsid="00fcfbbc" style:font-weight-asian="normal" style:font-weight-complex="normal"/>
    </style:style>
    <style:style style:name="T13" style:family="text">
      <style:text-properties fo:font-weight="normal" officeooo:rsid="0100c581" style:font-weight-asian="normal" style:font-weight-complex="normal"/>
    </style:style>
    <style:style style:name="T14" style:family="text">
      <style:text-properties fo:font-weight="normal" officeooo:rsid="0101629f" style:font-weight-asian="normal" style:font-weight-complex="normal"/>
    </style:style>
    <style:style style:name="T15" style:family="text">
      <style:text-properties fo:font-weight="normal" officeooo:rsid="0103fead" style:font-weight-asian="normal" style:font-weight-complex="normal"/>
    </style:style>
    <style:style style:name="T16" style:family="text">
      <style:text-properties fo:font-weight="normal" officeooo:rsid="010a0a86" style:font-weight-asian="normal" style:font-weight-complex="normal"/>
    </style:style>
    <style:style style:name="T17" style:family="text">
      <style:text-properties fo:font-weight="normal" officeooo:rsid="010b42e6" style:font-weight-asian="normal" style:font-weight-complex="normal"/>
    </style:style>
    <style:style style:name="T18" style:family="text">
      <style:text-properties fo:font-weight="normal" officeooo:rsid="010ee1a8" style:font-weight-asian="normal" style:font-weight-complex="normal"/>
    </style:style>
    <style:style style:name="T19" style:family="text">
      <style:text-properties fo:font-weight="normal" officeooo:rsid="0111f05c" style:font-weight-asian="normal" style:font-weight-complex="normal"/>
    </style:style>
    <style:style style:name="T20" style:family="text">
      <style:text-properties fo:font-weight="normal" officeooo:rsid="0112707e" style:font-weight-asian="normal" style:font-weight-complex="normal"/>
    </style:style>
    <style:style style:name="T21" style:family="text">
      <style:text-properties fo:font-weight="normal" officeooo:rsid="011328da" style:font-weight-asian="normal" style:font-weight-complex="normal"/>
    </style:style>
    <style:style style:name="T22" style:family="text">
      <style:text-properties fo:font-weight="normal" officeooo:rsid="0114dc67" style:font-weight-asian="normal" style:font-weight-complex="normal"/>
    </style:style>
    <style:style style:name="T23" style:family="text">
      <style:text-properties fo:font-weight="normal" officeooo:rsid="01165893" style:font-weight-asian="normal" style:font-weight-complex="normal"/>
    </style:style>
    <style:style style:name="T24" style:family="text">
      <style:text-properties fo:font-weight="normal" officeooo:rsid="0117b6cb" style:font-weight-asian="normal" style:font-weight-complex="normal"/>
    </style:style>
    <style:style style:name="T25" style:family="text">
      <style:text-properties fo:font-weight="normal" officeooo:rsid="0119b52a" style:font-weight-asian="normal" style:font-weight-complex="normal"/>
    </style:style>
    <style:style style:name="T26" style:family="text">
      <style:text-properties fo:font-weight="normal" officeooo:rsid="011da1bb" style:font-weight-asian="normal" style:font-weight-complex="normal"/>
    </style:style>
    <style:style style:name="T27" style:family="text">
      <style:text-properties fo:font-weight="normal" officeooo:rsid="011fec77" style:font-weight-asian="normal" style:font-weight-complex="normal"/>
    </style:style>
    <style:style style:name="T28" style:family="text">
      <style:text-properties fo:font-weight="normal" officeooo:rsid="01214ed2" style:font-weight-asian="normal" style:font-weight-complex="normal"/>
    </style:style>
    <style:style style:name="T29" style:family="text">
      <style:text-properties officeooo:rsid="00dee9c7"/>
    </style:style>
    <style:style style:name="T30" style:family="text">
      <style:text-properties officeooo:rsid="00e6c745"/>
    </style:style>
    <style:style style:name="T31" style:family="text">
      <style:text-properties officeooo:rsid="00f27b87"/>
    </style:style>
    <style:style style:name="T32" style:family="text">
      <style:text-properties officeooo:rsid="00fb2866"/>
    </style:style>
    <style:style style:name="T33" style:family="text">
      <style:text-properties officeooo:rsid="00fff3ce"/>
    </style:style>
    <style:style style:name="T34" style:family="text">
      <style:text-properties officeooo:rsid="010313ee"/>
    </style:style>
    <style:style style:name="T35" style:family="text">
      <style:text-properties officeooo:rsid="01094873"/>
    </style:style>
    <style:style style:name="T36" style:family="text">
      <style:text-properties officeooo:rsid="010ddf90"/>
    </style:style>
    <style:style style:name="T37" style:family="text">
      <style:text-properties style:text-underline-style="none" fo:font-weight="normal" officeooo:rsid="0103fead" style:font-weight-asian="normal" style:font-weight-complex="normal"/>
    </style:style>
    <style:style style:name="T38" style:family="text">
      <style:text-properties officeooo:rsid="01104ad0"/>
    </style:style>
    <style:style style:name="T39" style:family="text">
      <style:text-properties officeooo:rsid="0115f594"/>
    </style:style>
    <style:style style:name="T40" style:family="text">
      <style:text-properties officeooo:rsid="0117b6cb"/>
    </style:style>
    <style:style style:name="T41" style:family="text">
      <style:text-properties officeooo:rsid="011bb250"/>
    </style:style>
    <style:style style:name="T42" style:family="text">
      <style:text-properties officeooo:rsid="011fdb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 Sina Iklil</text:p>
      <text:p text:style-name="P2">01505118</text:p>
      <text:p text:style-name="P3"><text:span text:style-name="T29">Fragen - </text:span>Computer Science Runner</text:p>
      <text:p text:style-name="P4"/>
      <text:p text:style-name="P5"><text:span text:style-name="T2">H</text:span><text:span text:style-name="T1">ier findet man alle Fragen für alle 10 Semester bzw. Levels. Pro Level gibt es jeweils 3 Fragen am Ende.</text:span></text:p>
      <text:p text:style-name="P5"><text:span text:style-name="T1"/></text:p>
      <text:p text:style-name="P95">Level 1:</text:p>
      <text:p text:style-name="P6"><text:span text:style-name="T1"/></text:p>
      <text:p text:style-name="P6">Frage<text:span text:style-name="T30"> 0</text:span>:<text:span text:style-name="T1"> Welches Ausprägungsfach gibt es nicht?</text:span></text:p>
      <text:p text:style-name="P34">Antwort 0:<text:span text:style-name="T1"> </text:span><text:span text:style-name="T3">Medizininformatik</text:span></text:p>
      <text:p text:style-name="P52">Antwort 1:<text:span text:style-name="T1"> Scientific Computing</text:span></text:p>
      <text:p text:style-name="P53">Antwort 2:<text:span text:style-name="T1"> </text:span><text:span text:style-name="T4">Medieninformatik</text:span></text:p>
      <text:p text:style-name="P53">Antwort 3:<text:span text:style-name="T1"> </text:span><text:span text:style-name="T4">Hardwareentwicklung</text:span></text:p>
      <text:p text:style-name="P71">Richtige Antwort:<text:span text:style-name="T1"> 3</text:span></text:p>
      <text:p text:style-name="P71"><text:span text:style-name="T1"/></text:p>
      <text:p text:style-name="P7">Frage<text:span text:style-name="T30"> 1</text:span>:<text:span text:style-name="T1"> </text:span><text:span text:style-name="T5">Welche Sprache lernt man in Programmierung 1?</text:span></text:p>
      <text:p text:style-name="P35">Antwort 0:<text:span text:style-name="T1"> </text:span><text:span text:style-name="T6">Java</text:span></text:p>
      <text:p text:style-name="P54">Antwort 1:<text:span text:style-name="T1"> </text:span><text:span text:style-name="T7">C++</text:span></text:p>
      <text:p text:style-name="P54">Antwort 2:<text:span text:style-name="T1"> </text:span><text:span text:style-name="T7">Javascript</text:span></text:p>
      <text:p text:style-name="P54">Antwort 3:<text:span text:style-name="T1"> </text:span><text:span text:style-name="T7">Python</text:span></text:p>
      <text:p text:style-name="P72">Richtige Antwort:<text:span text:style-name="T1"> </text:span><text:span text:style-name="T7">1</text:span></text:p>
      <text:p text:style-name="P72"><text:span text:style-name="T7"/></text:p>
      <text:p text:style-name="P8">Frage<text:span text:style-name="T30"> 2</text:span>:<text:span text:style-name="T1"> </text:span><text:span text:style-name="T8">Was lernt man in Technische Grundlagen der Informatik?</text:span></text:p>
      <text:p text:style-name="P36">Antwort 0:<text:span text:style-name="T1"> </text:span><text:span text:style-name="T9">Funktionsweise von Digitalrechnern</text:span><text:span text:style-name="T6">a</text:span></text:p>
      <text:p text:style-name="P55">Antwort 1:<text:span text:style-name="T1"> </text:span><text:span text:style-name="T9">Webentwicklung</text:span></text:p>
      <text:p text:style-name="P55">Antwort 2:<text:span text:style-name="T1"> </text:span><text:span text:style-name="T9">Machine Learning</text:span></text:p>
      <text:p text:style-name="P55">Antwort 3:<text:span text:style-name="T1"> </text:span><text:span text:style-name="T9">3D-Grafik</text:span></text:p>
      <text:p text:style-name="P73"><text:span text:style-name="T31">Richtige Antwort:</text:span><text:span text:style-name="T7"> </text:span><text:span text:style-name="T9">0</text:span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73"><text:span text:style-name="T9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52"><text:span text:style-name="T1"/></text:p>
      <text:p text:style-name="P96"><text:soft-page-break/>Level <text:span text:style-name="T32">2</text:span>:</text:p>
      <text:p text:style-name="P9"><text:span text:style-name="T1"/></text:p>
      <text:p text:style-name="P10">Frage<text:span text:style-name="T30"> 0</text:span>:<text:span text:style-name="T1"> </text:span><text:span text:style-name="T10">Was lernst du in Modellierung?</text:span></text:p>
      <text:p text:style-name="P37">Antwort 0:<text:span text:style-name="T1"> </text:span><text:span text:style-name="T11">3D Modellierung bei Spielen</text:span></text:p>
      <text:p text:style-name="P56">Antwort 1:<text:span text:style-name="T1"> </text:span><text:span text:style-name="T12">Modellflugzeuge</text:span></text:p>
      <text:p text:style-name="P56">Antwort 2:<text:span text:style-name="T1"> </text:span><text:span text:style-name="T12">Wie man Git verwendet</text:span></text:p>
      <text:p text:style-name="P56">Antwort 3:<text:span text:style-name="T1"> </text:span><text:span text:style-name="T12">UML, ER, BPMN usw.</text:span></text:p>
      <text:p text:style-name="P74">Richtige Antwort:<text:span text:style-name="T1"> 3</text:span></text:p>
      <text:p text:style-name="P74"><text:span text:style-name="T1"/></text:p>
      <text:p text:style-name="P11">Frage<text:span text:style-name="T30"> 1</text:span>:<text:span text:style-name="T1"> </text:span><text:span text:style-name="T12">Welches Thema steht in Mathematische Grundlagen der Informatik 2 im Fokus?</text:span></text:p>
      <text:p text:style-name="P38">Antwort 0:<text:span text:style-name="T1"> </text:span><text:span text:style-name="T12">Ein- und mehrdimensionale Analysis</text:span></text:p>
      <text:p text:style-name="P56">Antwort 1:<text:span text:style-name="T1"> </text:span><text:span text:style-name="T12">Java-Programmierung</text:span></text:p>
      <text:p text:style-name="P56">Antwort 2:<text:span text:style-name="T1"> </text:span><text:span text:style-name="T12">Statistik</text:span></text:p>
      <text:p text:style-name="P56">Antwort 3:<text:span text:style-name="T1"> </text:span><text:span text:style-name="T12">Simulation und Optimierung</text:span></text:p>
      <text:p text:style-name="P75">Richtige Antwort:<text:span text:style-name="T1"> </text:span><text:span text:style-name="T12">0</text:span></text:p>
      <text:p text:style-name="P74"><text:span text:style-name="T7"/></text:p>
      <text:p text:style-name="P11">Frage<text:span text:style-name="T30"> 2</text:span>:<text:span text:style-name="T1"> </text:span><text:span text:style-name="T12">Welches Thema gehört nicht zu Algorithmen und Datenstrukturen?</text:span></text:p>
      <text:p text:style-name="P38">Antwort 0:<text:span text:style-name="T1"> </text:span><text:span text:style-name="T12">Laufzeitverhalten</text:span></text:p>
      <text:p text:style-name="P56">Antwort 1:<text:span text:style-name="T1"> </text:span><text:span text:style-name="T12">Speicherplatzverhalten</text:span></text:p>
      <text:p text:style-name="P56">Antwort 2:<text:span text:style-name="T1"> </text:span><text:span text:style-name="T12">Ordnungsnotation</text:span></text:p>
      <text:p text:style-name="P56">Antwort 3:<text:span text:style-name="T1"> </text:span><text:span text:style-name="T12">Netzwerktechnik</text:span></text:p>
      <text:p text:style-name="P75"><text:span text:style-name="T31">Richtige Antwort:</text:span><text:span text:style-name="T7"> </text:span><text:span text:style-name="T12">3</text:span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97"><text:soft-page-break/>Level <text:span text:style-name="T33">3</text:span>:</text:p>
      <text:p text:style-name="P12"><text:span text:style-name="T1"/></text:p>
      <text:p text:style-name="P13">Frage<text:span text:style-name="T30"> 0</text:span>:<text:span text:style-name="T1"> </text:span><text:span text:style-name="T13">Worum geht es in der LV Projektmanagement?</text:span></text:p>
      <text:p text:style-name="P39">Antwort 0:<text:span text:style-name="T1"> </text:span><text:span text:style-name="T13">Projektion von Vektoren</text:span></text:p>
      <text:p text:style-name="P57">Antwort 1:<text:span text:style-name="T1"> </text:span><text:span text:style-name="T13">Wie man ein Projekt durchfuehrt</text:span></text:p>
      <text:p text:style-name="P57">Antwort 2:<text:span text:style-name="T1"> </text:span><text:span text:style-name="T13">Programmierung mit JavaScript</text:span></text:p>
      <text:p text:style-name="P57">Antwort 3:<text:span text:style-name="T1"> </text:span><text:span text:style-name="T13">Compiler-Entwicklung</text:span></text:p>
      <text:p text:style-name="P77">Richtige Antwort:<text:span text:style-name="T1"> </text:span><text:span text:style-name="T13">1</text:span></text:p>
      <text:p text:style-name="P76"><text:span text:style-name="T1"/></text:p>
      <text:p text:style-name="P13">Frage<text:span text:style-name="T30"> 1</text:span>:<text:span text:style-name="T1"> </text:span><text:span text:style-name="T13">Worum geht es nicht in Datenbanksysteme?</text:span></text:p>
      <text:p text:style-name="P39">Antwort 0:<text:span text:style-name="T1"> </text:span><text:span text:style-name="T13">SQL</text:span></text:p>
      <text:p text:style-name="P57">Antwort 1:<text:span text:style-name="T1"> </text:span><text:span text:style-name="T13">Relationale Datenbanken</text:span></text:p>
      <text:p text:style-name="P57">Antwort 2:<text:span text:style-name="T1"> </text:span><text:span text:style-name="T13">Funktionsweise von Datenbanksysteme</text:span></text:p>
      <text:p text:style-name="P57">Antwort 3:<text:span text:style-name="T1"> </text:span><text:span text:style-name="T13">Machine Learning</text:span></text:p>
      <text:p text:style-name="P77">Richtige Antwort:<text:span text:style-name="T13"> 3</text:span></text:p>
      <text:p text:style-name="P76"><text:span text:style-name="T7"/></text:p>
      <text:p text:style-name="P14">Frage<text:span text:style-name="T30"> 2</text:span>:<text:span text:style-name="T1"> </text:span><text:span text:style-name="T14">Was wirst du nicht lernen in Einführende Statistik?</text:span></text:p>
      <text:p text:style-name="P40">Antwort 0:<text:span text:style-name="T1"> </text:span><text:span text:style-name="T14">Statistische Basistechniken</text:span></text:p>
      <text:p text:style-name="P58">Antwort 1:<text:span text:style-name="T1"> </text:span><text:span text:style-name="T14">Wahrscheinlichkeitstheorie</text:span></text:p>
      <text:p text:style-name="P58">Antwort 2:<text:span text:style-name="T1"> </text:span><text:span text:style-name="T14">Inferenzstatistik</text:span></text:p>
      <text:p text:style-name="P58">Antwort 3:<text:span text:style-name="T1"> </text:span><text:span text:style-name="T14">Buchhaltung</text:span></text:p>
      <text:p text:style-name="P76"><text:span text:style-name="T31">Richtige Antwort:</text:span><text:span text:style-name="T7"> </text:span><text:span text:style-name="T12">3</text:span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98"><text:soft-page-break/>Level <text:span text:style-name="T34">4</text:span>:</text:p>
      <text:p text:style-name="P15"><text:span text:style-name="T1"/></text:p>
      <text:p text:style-name="P16">Frage<text:span text:style-name="T30"> 0</text:span>:<text:span text:style-name="T1"> </text:span><text:span text:style-name="T15">Welches Thema wird in Mensch-Computer-Interaktion behandelt?</text:span></text:p>
      <text:p text:style-name="P41">Antwort 0:<text:span text:style-name="T1"> </text:span><text:span text:style-name="T15">Roboterprogrammierung</text:span></text:p>
      <text:p text:style-name="P59">Antwort 1:<text:span text:style-name="T1"> </text:span><text:span text:style-name="T15">Usability bei Bedienoberflaechen</text:span></text:p>
      <text:p text:style-name="P59">Antwort 2:<text:span text:style-name="T1"> </text:span><text:span text:style-name="T15">Deep Learning</text:span></text:p>
      <text:p text:style-name="P59">Antwort 3:<text:span text:style-name="T1"> </text:span><text:span text:style-name="T15">Clustering</text:span></text:p>
      <text:p text:style-name="P78">Richtige Antwort:<text:span text:style-name="T1"> </text:span><text:span text:style-name="T13">1</text:span></text:p>
      <text:p text:style-name="P78"><text:span text:style-name="T1"/></text:p>
      <text:p text:style-name="P16">Frage<text:span text:style-name="T30"> 1</text:span>:<text:span text:style-name="T1"> </text:span><text:span text:style-name="T15">Worum geht es in Parallel Computing?</text:span></text:p>
      <text:p text:style-name="P41">Antwort 0:<text:span text:style-name="T1"> </text:span><text:span text:style-name="T15">PC Zusammenbau</text:span></text:p>
      <text:p text:style-name="P59">Antwort 1:<text:span text:style-name="T1"> </text:span><text:span text:style-name="T15">NoSQL Datenbanken</text:span></text:p>
      <text:p text:style-name="P59">Antwort 2:<text:span text:style-name="T1"> </text:span><text:span text:style-name="T15">Kopfrechnen</text:span></text:p>
      <text:p text:style-name="P59">Antwort 3:<text:span text:style-name="T1"> </text:span><text:span text:style-name="T15">Parallele Programme, Parallelisierung</text:span></text:p>
      <text:p text:style-name="P78">Richtige Antwort:<text:span text:style-name="T13"> 3</text:span></text:p>
      <text:p text:style-name="P78"><text:span text:style-name="T7"/></text:p>
      <text:p text:style-name="P16">Frage<text:span text:style-name="T30"> 2</text:span>:<text:span text:style-name="T1"> </text:span><text:span text:style-name="T15">Was wirst du nicht lernen in Einführung in Mathematische Modellierung?</text:span></text:p>
      <text:p text:style-name="P41">Antwort 0:<text:span text:style-name="T1"> </text:span><text:span text:style-name="T15">Optimierungsverfahren</text:span></text:p>
      <text:p text:style-name="P59">Antwort 1:<text:span text:style-name="T1"> </text:span><text:span text:style-name="T15">Modellierung</text:span></text:p>
      <text:p text:style-name="P59">Antwort 2:<text:span text:style-name="T1"> </text:span><text:span text:style-name="T15">3D Modellierung fuer Computerspiele</text:span></text:p>
      <text:p text:style-name="P59">Antwort 3:<text:span text:style-name="T1"> </text:span><text:span text:style-name="T15">Differentialgleichungen</text:span></text:p>
      <text:p text:style-name="P79"><text:span text:style-name="T31">Richtige Antwort:</text:span><text:span text:style-name="T7"> </text:span><text:span text:style-name="T15">2</text:span></text:p>
      <text:p text:style-name="P78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75"><text:span text:style-name="T12"/></text:p>
      <text:p text:style-name="P99"><text:soft-page-break/>Level <text:span text:style-name="T35">5</text:span>:</text:p>
      <text:p text:style-name="P18"><text:span text:style-name="T1"/></text:p>
      <text:p text:style-name="P19">Frage<text:span text:style-name="T30"> 0</text:span>:<text:span text:style-name="T1"> </text:span><text:span text:style-name="T16">Welches Thema wird in der LV Netzwerktechnologien behandelt?</text:span></text:p>
      <text:p text:style-name="P43">Antwort 0:<text:span text:style-name="T1"> </text:span><text:span text:style-name="T17">WLAN-Kabel</text:span></text:p>
      <text:p text:style-name="P61">Antwort 1:<text:span text:style-name="T1"> </text:span><text:span text:style-name="T17">Netzwerkprotokolle</text:span></text:p>
      <text:p text:style-name="P61">Antwort 2:<text:span text:style-name="T1"> </text:span><text:span text:style-name="T17">Wie man das Internet hackt</text:span></text:p>
      <text:p text:style-name="P61">Antwort 3:<text:span text:style-name="T1"> </text:span><text:span text:style-name="T17">Fischernetze</text:span></text:p>
      <text:p text:style-name="P81">Richtige Antwort:<text:span text:style-name="T1"> </text:span><text:span text:style-name="T13">1</text:span></text:p>
      <text:p text:style-name="P81"><text:span text:style-name="T1"/></text:p>
      <text:p text:style-name="P20">Frage<text:span text:style-name="T30"> 1</text:span>:<text:span text:style-name="T1"> </text:span><text:span text:style-name="T17">Worum geht es in Distributed Systems Engineering?</text:span></text:p>
      <text:p text:style-name="P43">Antwort 0:<text:span text:style-name="T1"> </text:span><text:span text:style-name="T17">Verteilte Systeme</text:span></text:p>
      <text:p text:style-name="P61">Antwort 1:<text:span text:style-name="T1"> </text:span><text:span text:style-name="T17">Kaputte Hardware reparieren</text:span></text:p>
      <text:p text:style-name="P61">Antwort 2:<text:span text:style-name="T1"> </text:span><text:span text:style-name="T17">Prozessorarchitektur</text:span></text:p>
      <text:p text:style-name="P61">Antwort 3:<text:span text:style-name="T1"> </text:span><text:span text:style-name="T17">Maschinenbau</text:span></text:p>
      <text:p text:style-name="P82">Richtige Antwort:<text:span text:style-name="T13"> </text:span><text:span text:style-name="T17">0</text:span></text:p>
      <text:p text:style-name="P81"><text:span text:style-name="T7"/></text:p>
      <text:p text:style-name="P20">Frage<text:span text:style-name="T30"> 2</text:span>:<text:span text:style-name="T1"> </text:span><text:span text:style-name="T17">Was wirst du nicht lernen in Software Engineering 2?</text:span></text:p>
      <text:p text:style-name="P43">Antwort 0:<text:span text:style-name="T1"> </text:span><text:span text:style-name="T17">Programmierstile</text:span></text:p>
      <text:p text:style-name="P61">Antwort 1:<text:span text:style-name="T1"> </text:span><text:span text:style-name="T17">Nichtfunktionale Anforderungen</text:span></text:p>
      <text:p text:style-name="P61">Antwort 2:<text:span text:style-name="T1"> </text:span><text:span text:style-name="T17">Entwurfsmethoden bei Software</text:span></text:p>
      <text:p text:style-name="P61">Antwort 3:<text:span text:style-name="T1"> </text:span><text:span text:style-name="T17">Wasserkuehlung bei PCs</text:span></text:p>
      <text:p text:style-name="P82"><text:span text:style-name="T31">Richtige Antwort:</text:span><text:span text:style-name="T7"> </text:span><text:span text:style-name="T17">3</text:span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82"><text:span text:style-name="T17"/></text:p>
      <text:p text:style-name="P100"><text:soft-page-break/>Level <text:span text:style-name="T36">6</text:span>:</text:p>
      <text:p text:style-name="P21"><text:span text:style-name="T1"/></text:p>
      <text:p text:style-name="P22">Frage<text:span text:style-name="T30"> 0</text:span>:<text:span text:style-name="T1"> </text:span><text:span text:style-name="T18">Worum geht es in der LV Informationssicherheit?</text:span></text:p>
      <text:p text:style-name="P44">Antwort 0:<text:span text:style-name="T1"> </text:span><text:span text:style-name="T18">Schutz von IT-Systemen</text:span></text:p>
      <text:p text:style-name="P62">Antwort 1:<text:span text:style-name="T1"> </text:span><text:span text:style-name="T18">Wie man die Haustuer richtig abschliesst</text:span></text:p>
      <text:p text:style-name="P62">Antwort 2:<text:span text:style-name="T1"> </text:span><text:span text:style-name="T18">Boolsche Algebra</text:span></text:p>
      <text:p text:style-name="P62">Antwort 3:<text:span text:style-name="T1"> </text:span><text:span text:style-name="T18">Binaersystem</text:span></text:p>
      <text:p text:style-name="P84">Richtige Antwort:<text:span text:style-name="T1"> </text:span><text:span text:style-name="T18">0</text:span></text:p>
      <text:p text:style-name="P83"><text:span text:style-name="T1"/></text:p>
      <text:p text:style-name="P22">Frage<text:span text:style-name="T30"> 1</text:span>:<text:span text:style-name="T1"> </text:span><text:span text:style-name="T18">Was lernst du nicht in Multimedia and Semantic Technologies?</text:span></text:p>
      <text:p text:style-name="P44">Antwort 0:<text:span text:style-name="T1"> </text:span><text:span text:style-name="T18">Grundlagen Human-based Computing</text:span></text:p>
      <text:p text:style-name="P62">Antwort 1:<text:span text:style-name="T1"> </text:span><text:span text:style-name="T18">Grundlagen Social Networks</text:span></text:p>
      <text:p text:style-name="P62">Antwort 2:<text:span text:style-name="T1"> </text:span><text:span text:style-name="T18">Realisierung von multimedialen Inhalten</text:span></text:p>
      <text:p text:style-name="P62">Antwort 3:<text:span text:style-name="T1"> </text:span><text:span text:style-name="T18">Rechnerarchitekturen</text:span></text:p>
      <text:p text:style-name="P84">Richtige Antwort:<text:span text:style-name="T13"> </text:span><text:span text:style-name="T18">3</text:span></text:p>
      <text:p text:style-name="P83"><text:span text:style-name="T7"/></text:p>
      <text:p text:style-name="P22">Frage<text:span text:style-name="T30"> 2</text:span>:<text:span text:style-name="T1"> </text:span><text:span text:style-name="T18">Was wird in Program Optimisations and Runtime Systems behandelt?</text:span></text:p>
      <text:p text:style-name="P44">Antwort 0:<text:span text:style-name="T1"> </text:span><text:span text:style-name="T18">Risikomanagement</text:span></text:p>
      <text:p text:style-name="P62">Antwort 1:<text:span text:style-name="T1"> </text:span><text:span text:style-name="T18">Wahrscheinlichkeitstheorie</text:span></text:p>
      <text:p text:style-name="P62">Antwort 2:<text:span text:style-name="T1"> </text:span><text:span text:style-name="T18">Optimierung von Programmen</text:span></text:p>
      <text:p text:style-name="P62">Antwort 3:<text:span text:style-name="T1"> </text:span><text:span text:style-name="T18">Accounting</text:span></text:p>
      <text:p text:style-name="P84"><text:span text:style-name="T31">Richtige Antwort:</text:span><text:span text:style-name="T7"> </text:span><text:span text:style-name="T18">2</text:span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84"><text:span text:style-name="T18"/></text:p>
      <text:p text:style-name="P101"><text:soft-page-break/>Level <text:span text:style-name="T38">7</text:span>:</text:p>
      <text:p text:style-name="P23"><text:span text:style-name="T1"/></text:p>
      <text:p text:style-name="P24">Frage<text:span text:style-name="T30"> 0</text:span>:<text:span text:style-name="T1"> </text:span><text:span text:style-name="T19">Welches Ausprägungsfach gibt es nicht im Master?</text:span></text:p>
      <text:p text:style-name="P45">Antwort 0:<text:span text:style-name="T1"> </text:span><text:span text:style-name="T19">Informatik Allgemein</text:span></text:p>
      <text:p text:style-name="P63">Antwort 1:<text:span text:style-name="T1"> </text:span><text:span text:style-name="T19">Data Science</text:span></text:p>
      <text:p text:style-name="P64">Antwort 2:<text:span text:style-name="T1"> </text:span><text:span text:style-name="T20">Informatik Speziell</text:span></text:p>
      <text:p text:style-name="P64">Antwort 3:<text:span text:style-name="T1"> </text:span><text:span text:style-name="T20">Scientific Computing</text:span></text:p>
      <text:p text:style-name="P86">Richtige Antwort:<text:span text:style-name="T1"> </text:span><text:span text:style-name="T20">2</text:span></text:p>
      <text:p text:style-name="P85"><text:span text:style-name="T1"/></text:p>
      <text:p text:style-name="P25">Frage<text:span text:style-name="T30"> 1</text:span>:<text:span text:style-name="T1"> </text:span><text:span text:style-name="T21">Worum geht es nicht in Information Management and Systems Engineering?</text:span></text:p>
      <text:p text:style-name="P46">Antwort 0:<text:span text:style-name="T1"> </text:span><text:span text:style-name="T21">Webtechnologien</text:span></text:p>
      <text:p text:style-name="P65">Antwort 1:<text:span text:style-name="T1"> </text:span><text:span text:style-name="T21">Spieleprogrammierung</text:span></text:p>
      <text:p text:style-name="P65">Antwort 2:<text:span text:style-name="T1"> </text:span><text:span text:style-name="T21">Datenmanagement</text:span></text:p>
      <text:p text:style-name="P65">Antwort 3:<text:span text:style-name="T1"> </text:span><text:span text:style-name="T21">Sicherheitsmechanismen</text:span></text:p>
      <text:p text:style-name="P87">Richtige Antwort:<text:span text:style-name="T13"> </text:span><text:span text:style-name="T21">1</text:span></text:p>
      <text:p text:style-name="P85"><text:span text:style-name="T7"/></text:p>
      <text:p text:style-name="P25">Frage<text:span text:style-name="T30"> 2</text:span>:<text:span text:style-name="T1"> </text:span><text:span text:style-name="T21">Welche Sprache kommt bei Business Process Management großteils zum Einsatz?</text:span></text:p>
      <text:p text:style-name="P46">Antwort 0:<text:span text:style-name="T1"> </text:span><text:span text:style-name="T21">BPMN</text:span></text:p>
      <text:p text:style-name="P65">Antwort 1:<text:span text:style-name="T1"> </text:span><text:span text:style-name="T21">R</text:span></text:p>
      <text:p text:style-name="P65">Antwort 2:<text:span text:style-name="T1"> </text:span><text:span text:style-name="T21">C--</text:span></text:p>
      <text:p text:style-name="P65">Antwort 3:<text:span text:style-name="T1"> </text:span><text:span text:style-name="T21">Java</text:span></text:p>
      <text:p text:style-name="P85"><text:span text:style-name="T31">Richtige Antwort:</text:span><text:span text:style-name="T7"> </text:span><text:span text:style-name="T22">0</text:span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85"><text:span text:style-name="T22"/></text:p>
      <text:p text:style-name="P102"><text:soft-page-break/>Level <text:span text:style-name="T39">8</text:span>:</text:p>
      <text:p text:style-name="P26"><text:span text:style-name="T1"/></text:p>
      <text:p text:style-name="P27">Frage<text:span text:style-name="T30"> 0</text:span>:<text:span text:style-name="T1"> </text:span><text:span text:style-name="T23">Was lernst du nicht in Advanced Software Engineering?</text:span></text:p>
      <text:p text:style-name="P47">Antwort 0:<text:span text:style-name="T1"> </text:span><text:span text:style-name="T23">Domain-Driven Design</text:span></text:p>
      <text:p text:style-name="P66">Antwort 1:<text:span text:style-name="T1"> </text:span><text:span text:style-name="T24">Softwarearchitektur</text:span></text:p>
      <text:p text:style-name="P66">Antwort 2:<text:span text:style-name="T1"> </text:span><text:span text:style-name="T24">Domain-Specific Languages</text:span></text:p>
      <text:p text:style-name="P66">Antwort 3:<text:span text:style-name="T1"> </text:span><text:span text:style-name="T24">Game Boy Advance Programmierung</text:span></text:p>
      <text:p text:style-name="P89">Richtige Antwort:<text:span text:style-name="T1"> </text:span><text:span text:style-name="T24">3</text:span></text:p>
      <text:p text:style-name="P88"><text:span text:style-name="T1"/></text:p>
      <text:p text:style-name="P28">Frage<text:span text:style-name="T30"> 1</text:span>:<text:span text:style-name="T1"> </text:span><text:span text:style-name="T24">Welche Grafik API kommt zum Einsatz in Foundations of Computer Graphics?</text:span></text:p>
      <text:p text:style-name="P48">Antwort 0:<text:span text:style-name="T1"> </text:span><text:span text:style-name="T24">WebGL (bzw. OpenGL)</text:span></text:p>
      <text:p text:style-name="P66">Antwort 1:<text:span text:style-name="T1"> </text:span><text:span text:style-name="T24">DirectX 6</text:span></text:p>
      <text:p text:style-name="P66">Antwort 2:<text:span text:style-name="T1"> </text:span><text:span text:style-name="T24">Vulkan</text:span></text:p>
      <text:p text:style-name="P66">Antwort 3:<text:span text:style-name="T1"> </text:span><text:span text:style-name="T24">RenderMan</text:span></text:p>
      <text:p text:style-name="P89">Richtige Antwort:<text:span text:style-name="T13"> </text:span><text:span text:style-name="T24">0</text:span></text:p>
      <text:p text:style-name="P88"><text:span text:style-name="T7"/></text:p>
      <text:p text:style-name="P28">Frage<text:span text:style-name="T30"> 2</text:span>:<text:span text:style-name="T1"> </text:span><text:span text:style-name="T24">Welches Thema ist in Scientific Data Management im Fokus?</text:span></text:p>
      <text:p text:style-name="P48">Antwort 0:<text:span text:style-name="T1"> </text:span><text:span text:style-name="T24">Software Testing</text:span></text:p>
      <text:p text:style-name="P66">Antwort 1:<text:span text:style-name="T40"> </text:span><text:span text:style-name="T24">Einfuehrung in lineare Algebra</text:span></text:p>
      <text:p text:style-name="P67">Antwort 2:<text:span text:style-name="T1"> </text:span><text:span text:style-name="T25">Data Science mit grossen Datenmengen</text:span></text:p>
      <text:p text:style-name="P67">Antwort 3:<text:span text:style-name="T1"> </text:span><text:span text:style-name="T25">Metadaten</text:span></text:p>
      <text:p text:style-name="P90"><text:span text:style-name="T31">Richtige Antwort:</text:span><text:span text:style-name="T7"> </text:span><text:span text:style-name="T25">2</text:span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90"><text:span text:style-name="T25"/></text:p>
      <text:p text:style-name="P103"><text:soft-page-break/>Level <text:span text:style-name="T41">9</text:span>:</text:p>
      <text:p text:style-name="P29"><text:span text:style-name="T1"/></text:p>
      <text:p text:style-name="P30">Frage<text:span text:style-name="T30"> 0</text:span>:<text:span text:style-name="T1"> </text:span><text:span text:style-name="T26">Worum geht es in der LV Wissenschaftliches Arbeiten?</text:span></text:p>
      <text:p text:style-name="P49">Antwort 0:<text:span text:style-name="T1"> </text:span><text:span text:style-name="T26">Vorbereitung fuer Masterarbeit</text:span></text:p>
      <text:p text:style-name="P68">Antwort 1:<text:span text:style-name="T1"> </text:span><text:span text:style-name="T26">Wie man unauffaellig schummelt</text:span></text:p>
      <text:p text:style-name="P68">Antwort 2:<text:span text:style-name="T1"> </text:span><text:span text:style-name="T26">Um Programmierkenntnisse aufzufrischen</text:span></text:p>
      <text:p text:style-name="P68">Antwort 3:<text:span text:style-name="T1"> </text:span><text:span text:style-name="T26">Wie man unwissenschaftlich schreibt</text:span></text:p>
      <text:p text:style-name="P92">Richtige Antwort:<text:span text:style-name="T1"> </text:span><text:span text:style-name="T26">0</text:span></text:p>
      <text:p text:style-name="P91"><text:span text:style-name="T1"/></text:p>
      <text:p text:style-name="P30">Frage<text:span text:style-name="T30"> 1</text:span>:<text:span text:style-name="T1"> </text:span><text:span text:style-name="T26">Was lernst du nicht in Gaming Technologies?</text:span></text:p>
      <text:p text:style-name="P49">Antwort 0:<text:span text:style-name="T1"> </text:span><text:span text:style-name="T26">Physik Implementierung in Spielen</text:span></text:p>
      <text:p text:style-name="P68">Antwort 1:<text:span text:style-name="T1"> </text:span><text:span text:style-name="T26">Wie ich ein Pro-Gamer werde</text:span></text:p>
      <text:p text:style-name="P68">Antwort 2:<text:span text:style-name="T1"> </text:span><text:span text:style-name="T26">Kollisionserkennung</text:span></text:p>
      <text:p text:style-name="P68">Antwort 3:<text:span text:style-name="T1"> </text:span><text:span text:style-name="T26">Wegfindung in Spielen</text:span></text:p>
      <text:p text:style-name="P92">Richtige Antwort:<text:span text:style-name="T13"> </text:span><text:span text:style-name="T26">1</text:span></text:p>
      <text:p text:style-name="P91"><text:span text:style-name="T7"/></text:p>
      <text:p text:style-name="P30">Frage<text:span text:style-name="T30"> 2</text:span>:<text:span text:style-name="T1"> </text:span><text:span text:style-name="T26">Welche Themen kommen in Real-Time Computer Graphics nicht vor?</text:span></text:p>
      <text:p text:style-name="P49">Antwort 0:<text:span text:style-name="T1"> </text:span><text:span text:style-name="T26">Schatten</text:span></text:p>
      <text:p text:style-name="P68">Antwort 1:<text:span text:style-name="T40"> </text:span><text:span text:style-name="T26">Ambient Occlusion</text:span></text:p>
      <text:p text:style-name="P68">Antwort 2:<text:span text:style-name="T1"> </text:span><text:span text:style-name="T26">Mathematik bei Computerspielen</text:span></text:p>
      <text:p text:style-name="P68">Antwort 3:<text:span text:style-name="T1"> </text:span><text:span text:style-name="T26">Cloud Gaming Implementierung</text:span></text:p>
      <text:p text:style-name="P92"><text:span text:style-name="T31">Richtige Antwort:</text:span><text:span text:style-name="T7"> </text:span><text:span text:style-name="T26">3</text:span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92"><text:span text:style-name="T26"/></text:p>
      <text:p text:style-name="P104"><text:soft-page-break/>Level <text:span text:style-name="T42">10</text:span>:</text:p>
      <text:p text:style-name="P31"><text:span text:style-name="T1"/></text:p>
      <text:p text:style-name="P32">Frage<text:span text:style-name="T30"> 0</text:span>:<text:span text:style-name="T1"> </text:span><text:span text:style-name="T27">Was wird in der LV Masterseminar gemacht?</text:span></text:p>
      <text:p text:style-name="P50">Antwort 0:<text:span text:style-name="T1"> </text:span><text:span text:style-name="T27">Schreiben eines Survey-Paper/Expose</text:span></text:p>
      <text:p text:style-name="P69">Antwort 1:<text:span text:style-name="T1"> </text:span><text:span text:style-name="T27">Diese LV gibt es gar nicht</text:span></text:p>
      <text:p text:style-name="P69">Antwort 2:<text:span text:style-name="T1"> </text:span><text:span text:style-name="T27">C++ wird wiederholt</text:span></text:p>
      <text:p text:style-name="P69">Antwort 3:<text:span text:style-name="T1"> </text:span><text:span text:style-name="T27">Die LV ist nicht verpflichtend</text:span></text:p>
      <text:p text:style-name="P93">Richtige Antwort:<text:span text:style-name="T1"> </text:span><text:span text:style-name="T26">0</text:span></text:p>
      <text:p text:style-name="P93"><text:span text:style-name="T1"/></text:p>
      <text:p text:style-name="P33">Frage<text:span text:style-name="T30"> 1</text:span>:<text:span text:style-name="T1"> </text:span><text:span text:style-name="T28">Was trifft nicht zu bezüglich der Masterarbeit?</text:span></text:p>
      <text:p text:style-name="P51">Antwort 0:<text:span text:style-name="T1"> </text:span><text:span text:style-name="T28">Thema muss genehmigt werden</text:span></text:p>
      <text:p text:style-name="P70">Antwort 1:<text:span text:style-name="T1"> </text:span><text:span text:style-name="T28">Man braucht einen Betreuer</text:span></text:p>
      <text:p text:style-name="P70">Antwort 2:<text:span text:style-name="T1"> </text:span><text:span text:style-name="T28">Es gibt auch vordefinierte Themen</text:span></text:p>
      <text:p text:style-name="P70">Antwort 3:<text:span text:style-name="T1"> </text:span><text:span text:style-name="T28">Thema muss nicht genehmigt werden</text:span></text:p>
      <text:p text:style-name="P94">Richtige Antwort:<text:span text:style-name="T13"> </text:span><text:span text:style-name="T28">3</text:span></text:p>
      <text:p text:style-name="P93"><text:span text:style-name="T7"/></text:p>
      <text:p text:style-name="P33">Frage<text:span text:style-name="T30"> 2</text:span>:<text:span text:style-name="T1"> </text:span><text:span text:style-name="T28">Hat dir dieses Spiel gefallen?</text:span></text:p>
      <text:p text:style-name="P51">Antwort 0:<text:span text:style-name="T1"> </text:span><text:span text:style-name="T28">Ja</text:span></text:p>
      <text:p text:style-name="P70">Antwort 1:<text:span text:style-name="T40"> </text:span><text:span text:style-name="T28">Nein</text:span></text:p>
      <text:p text:style-name="P70">Antwort 2:<text:span text:style-name="T1"> </text:span><text:span text:style-name="T28">Nein</text:span></text:p>
      <text:p text:style-name="P70">Antwort 3:<text:span text:style-name="T1"> </text:span><text:span text:style-name="T28">Nein</text:span></text:p>
      <text:p text:style-name="P93"><text:span text:style-name="T31">Richtige Antwort:</text:span><text:span text:style-name="T7"> </text:span><text:span text:style-name="T28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07:58.234000000</meta:creation-date>
    <dc:date>2020-01-24T23:37:08.559000000</dc:date>
    <meta:editing-duration>PT7H4M14S</meta:editing-duration>
    <meta:editing-cycles>254</meta:editing-cycles>
    <meta:generator>LibreOffice/5.1.5.2$Windows_x86 LibreOffice_project/7a864d8825610a8c07cfc3bc01dd4fce6a9447e5</meta:generator>
    <meta:document-statistic meta:table-count="0" meta:image-count="0" meta:object-count="0" meta:page-count="10" meta:paragraph-count="194" meta:word-count="934" meta:character-count="6366" meta:non-whitespace-character-count="5626"/>
  </office:meta>
</office:document-meta>
</file>